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5-03-0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4-01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2-12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1-12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1-01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20-01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9-02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7-12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7-01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6-01-0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4-12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4-01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3-02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7-01-11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5-01-15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8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7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9095062701</text:p>
          </table:table-cell>
          <table:table-cell office:value-type="string" calcext:value-type="string">
            <text:p>LJ-65-16-111</text:p>
          </table:table-cell>
          <table:table-cell office:value-type="string" calcext:value-type="string">
            <text:p>196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